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11cc2b" officeooo:paragraph-rsid="0011cc2b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Table_20_Contents">
      <style:text-properties officeooo:rsid="001c5b3b" officeooo:paragraph-rsid="001c5b3b"/>
    </style:style>
    <style:style style:name="P6" style:family="paragraph" style:parent-style-name="Table_20_Contents">
      <style:text-properties officeooo:rsid="000cf989" officeooo:paragraph-rsid="0021c7e4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text-properties officeooo:rsid="000cf989" officeooo:paragraph-rsid="0021c7e4"/>
    </style:style>
    <style:style style:name="P10" style:family="paragraph" style:parent-style-name="Standard" style:list-style-name="L1">
      <style:text-properties officeooo:rsid="000e27c0" officeooo:paragraph-rsid="0022e453"/>
    </style:style>
    <style:style style:name="P11" style:family="paragraph" style:parent-style-name="Table_20_Contents">
      <style:text-properties officeooo:rsid="001c5b3b" officeooo:paragraph-rsid="0022e453"/>
    </style:style>
    <style:style style:name="P12" style:family="paragraph" style:parent-style-name="Table_20_Contents">
      <style:text-properties fo:font-style="normal" officeooo:rsid="0011cc2b" officeooo:paragraph-rsid="0022e453" style:font-style-asian="normal" style:font-style-complex="normal"/>
    </style:style>
    <style:style style:name="P13" style:family="paragraph" style:parent-style-name="Azione_20_attore">
      <style:text-properties officeooo:rsid="001c5b3b" officeooo:paragraph-rsid="001dfe22"/>
    </style:style>
    <style:style style:name="P14" style:family="paragraph" style:parent-style-name="Azione_20_attore" style:list-style-name="Numerazione_20_UC">
      <style:text-properties officeooo:rsid="001c5b3b" officeooo:paragraph-rsid="0022e453"/>
    </style:style>
    <style:style style:name="P15" style:family="paragraph" style:parent-style-name="Azione_20_attore" style:list-style-name="Numerazione_20_UC">
      <style:text-properties officeooo:rsid="000db710" officeooo:paragraph-rsid="0022e453"/>
    </style:style>
    <style:style style:name="P16" style:family="paragraph" style:parent-style-name="Azione_20_sistema">
      <style:text-properties officeooo:rsid="001c5b3b" officeooo:paragraph-rsid="001dfe22"/>
    </style:style>
    <style:style style:name="T1" style:family="text">
      <style:text-properties officeooo:rsid="0012f53f"/>
    </style:style>
    <style:style style:name="T2" style:family="text">
      <style:text-properties officeooo:rsid="000ad213"/>
    </style:style>
    <style:style style:name="T3" style:family="text">
      <style:text-properties officeooo:rsid="00185656"/>
    </style:style>
    <style:style style:name="T4" style:family="text">
      <style:text-properties officeooo:rsid="001bd8c4"/>
    </style:style>
    <style:style style:name="T5" style:family="text">
      <style:text-properties officeooo:rsid="001c5b3b"/>
    </style:style>
    <style:style style:name="T6" style:family="text">
      <style:text-properties officeooo:rsid="0017a4d5"/>
    </style:style>
    <style:style style:name="T7" style:family="text">
      <style:text-properties fo:font-style="normal" officeooo:rsid="0017a4d5" style:font-style-asian="normal" style:font-style-complex="normal"/>
    </style:style>
    <style:style style:name="T8" style:family="text">
      <style:text-properties officeooo:rsid="0025720b"/>
    </style:style>
    <style:style style:name="T9" style:family="text">
      <style:text-properties officeooo:rsid="0010332d"/>
    </style:style>
    <style:style style:name="T10" style:family="text">
      <style:text-properties officeooo:rsid="001907a3"/>
    </style:style>
    <style:style style:name="T11" style:family="text">
      <style:text-properties fo:font-weight="normal" officeooo:rsid="0017a4d5" style:font-weight-asian="normal" style:font-weight-complex="normal"/>
    </style:style>
    <style:style style:name="T12" style:family="text">
      <style:text-properties fo:font-weight="normal" officeooo:rsid="0018a3ec" style:font-weight-asian="normal" style:font-weight-complex="normal"/>
    </style:style>
    <style:style style:name="T13" style:family="text">
      <style:text-properties officeooo:rsid="0022e453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PsicoPedagogo aggiunge attività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1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2"><text:span text:style-name="T13">Lo </text:span><text:span text:style-name="T5">PsicoPedagogo </text:span>accede al sistema e viene riconosciuto come <text:span text:style-name="T5">Psicopedagogo. </text:span><text:span text:style-name="T13">Lo </text:span><text:span text:style-name="T5">PsicoPedagogo è nella finestra di inserimento programma educativo settimanal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4">i</text:span></text:p>
          </table:table-cell>
          <table:table-cell table:style-name="Tabella33.B2" office:value-type="string">
            <text:list xml:id="list39181322" text:style-name="Numerazione_20_UC">
              <text:list-header>
                <text:p text:style-name="P13"/>
              </text:list-header>
              <text:list-item text:start-value="1">
                <text:p text:style-name="P15"><text:span text:style-name="T13">Lo </text:span><text:span text:style-name="T5">PsicoPedagogo</text:span><text:span text:style-name="T1"> </text:span><text:span text:style-name="T5"><text:s/>inserisce titolo , descrizione e categoria dell'attività</text:span></text:p>
              </text:list-item>
              <text:list-item>
                <text:p text:style-name="P14"><text:span text:style-name="T13">Lo </text:span>PsicoPedagogo seleziona la funzionalità di aggiungi attività</text:p>
              </text:list-item>
              <text:list-item>
                <text:p text:style-name="P16">Il sistema memorizza la nuova attività</text:p>
                <text:p text:style-name="P16"/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L<text:span text:style-name="T11">o </text:span>PsicoPedagogo <text:s/>ha inserito l'attività correttamente, ha confermato l' operazione e il sistema ha aggiornato il programma educat<text:span text:style-name="T12">ivo</text:span></text:p>
            <text:p text:style-name="P9"><text:span text:style-name="T6">Lo </text:span><text:span text:style-name="T7">PsicoPedagogo </text:span><text:span text:style-name="T8"><text:s/>didattico</text:span><text:span text:style-name="T9"> </text:span><text:span text:style-name="T5">ha annullato l' operazione <text:s/>e il sistema non ha aggiornato </text:span><text:span text:style-name="T10">il programma educativo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39189120" text:style-name="L1">
              <text:list-item>
                <text:p text:style-name="P10">Nel caso di un errore <text:span text:style-name="T13">dello</text:span><text:span text:style-name="T5">PsicoPedagogo</text:span>, il sistema mostra all<text:span text:style-name="T13">o </text:span><text:span text:style-name="T5">PsicoPedagogo </text:span>un messaggio di errore che <text:span text:style-name="T2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L'aggiunta dell'attività deve richidere un tempo di memorizzazione minore di 2 secondi</text:p>
          </table:table-cell>
        </table:table-row>
      </table:table>
      <text:p text:style-name="P8"/>
      <text:p text:style-name="P4"><text:span text:style-name="T3">UC_H_</text:span><text:span text:style-name="T5">60</text:span><text:span text:style-name="T3">_</text:span><text:span text:style-name="T5">Psicopedagogo_aggiunge_attività : Psicopedagogo aggiunge attività al programma educativo settiman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40S</meta:editing-duration>
    <meta:editing-cycles>28</meta:editing-cycles>
    <meta:generator>LibreOffice/3.6$Windows_x86 LibreOffice_project/da8c1e6-fd468f4-454e206-f42a4a9-143cfd</meta:generator>
    <dc:date>2012-11-20T19:14:15.20</dc:date>
    <meta:document-statistic meta:table-count="1" meta:image-count="0" meta:object-count="0" meta:page-count="1" meta:paragraph-count="20" meta:word-count="145" meta:character-count="1082" meta:non-whitespace-character-count="957"/>
  </office:meta>
</office:document-meta>
</file>